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Preformatted_20_Text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2" style:family="paragraph" style:parent-style-name="Standard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3" style:family="paragraph" style:parent-style-name="Standard">
      <style:text-properties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style:text-properties style:font-name="Liberation Mono" fo:font-size="10pt" fo:font-weight="normal" officeooo:rsid="000ff9d7" officeooo:paragraph-rsid="0019e8b1" style:font-name-asian="Noto Sans Mono CJK SC" style:font-size-asian="10pt" style:font-weight-asian="normal" style:font-name-complex="Liberation Mono" style:font-size-complex="10pt" style:font-weight-complex="normal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Standard">
      <style:text-properties style:font-name="Liberation Mono" fo:font-size="10pt" fo:font-weight="normal" officeooo:rsid="000ff9d7" officeooo:paragraph-rsid="00125c51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Mono" fo:font-size="10pt" fo:font-weight="normal" officeooo:rsid="000ff9d7" officeooo:paragraph-rsid="001587aa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0ff9d7" officeooo:paragraph-rsid="001203c4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0ff9d7" officeooo:paragraph-rsid="0022873d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0ff9d7" officeooo:paragraph-rsid="002339c7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1309b6" officeooo:paragraph-rsid="00200775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ed7f9" officeooo:paragraph-rsid="001ed7f9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00775" officeooo:paragraph-rsid="00200775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261b22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bold" officeooo:rsid="001203c4" officeooo:paragraph-rsid="001bb2c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Mono" fo:font-size="10pt" fo:font-weight="bold" officeooo:rsid="0019e8b1" officeooo:paragraph-rsid="001203c4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Mono" fo:font-size="10pt" fo:font-weight="bold" officeooo:rsid="00188cd5" officeooo:paragraph-rsid="00188cd5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Standard">
      <style:text-properties style:font-name="Liberation Mono" fo:font-size="10pt" fo:font-weight="bold" officeooo:rsid="0019e8b1" officeooo:paragraph-rsid="00188cd5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Standard">
      <style:text-properties style:font-name="Liberation Mono" fo:font-size="10pt" fo:font-weight="bold" officeooo:rsid="0019e8b1" officeooo:paragraph-rsid="0019e8b1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Standard">
      <style:text-properties style:font-name="Liberation Mono" fo:font-size="10pt" fo:font-weight="bold" officeooo:rsid="001db4c0" officeooo:paragraph-rsid="001db4c0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style:text-properties style:font-name="Liberation Mono" fo:font-size="10pt" fo:font-weight="bold" officeooo:rsid="001ed7f9" officeooo:paragraph-rsid="001ed7f9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style:text-properties fo:font-size="10pt" fo:font-weight="normal" officeooo:rsid="000ff9d7" officeooo:paragraph-rsid="0013d6d6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weight="normal" officeooo:rsid="001309b6" officeooo:paragraph-rsid="001309b6" style:font-weight-asian="normal" style:font-weight-complex="normal"/>
    </style:style>
    <style:style style:name="P25" style:family="paragraph" style:parent-style-name="Standard">
      <style:text-properties fo:color="#ff0000" loext:opacity="100%" fo:font-size="14pt" fo:font-weight="bold" officeooo:rsid="001a844d" officeooo:paragraph-rsid="001a844d" style:font-size-asian="14pt" style:font-weight-asian="bold" style:font-size-complex="14pt" style:font-weight-complex="bold"/>
    </style:style>
    <style:style style:name="T1" style:family="text">
      <style:text-properties officeooo:rsid="001203c4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13d6d6"/>
    </style:style>
    <style:style style:name="T4" style:family="text">
      <style:text-properties style:font-name="Liberation Mono" style:font-name-asian="Noto Sans Mono CJK SC" style:font-name-complex="Liberation Mono"/>
    </style:style>
    <style:style style:name="T5" style:family="text">
      <style:text-properties style:font-name="Liberation Mono" officeooo:rsid="0013d6d6" style:font-name-asian="Noto Sans Mono CJK SC" style:font-name-complex="Liberation Mono"/>
    </style:style>
    <style:style style:name="T6" style:family="text">
      <style:text-properties officeooo:rsid="00188cd5"/>
    </style:style>
    <style:style style:name="T7" style:family="text">
      <style:text-properties officeooo:rsid="0019e8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88cd5" style:font-weight-asian="bold" style:font-weight-complex="bold"/>
    </style:style>
    <style:style style:name="T10" style:family="text">
      <style:text-properties fo:font-weight="bold" officeooo:rsid="0019e8b1" style:font-weight-asian="bold" style:font-weight-complex="bold"/>
    </style:style>
    <style:style style:name="T11" style:family="text">
      <style:text-properties fo:font-weight="bold" officeooo:rsid="001db4c0" style:font-weight-asian="bold" style:font-weight-complex="bold"/>
    </style:style>
    <style:style style:name="T12" style:family="text">
      <style:text-properties fo:font-weight="bold" officeooo:rsid="001e58e7" style:font-weight-asian="bold" style:font-weight-complex="bold"/>
    </style:style>
    <style:style style:name="T13" style:family="text">
      <style:text-properties officeooo:rsid="001a844d"/>
    </style:style>
    <style:style style:name="T14" style:family="text">
      <style:text-properties officeooo:rsid="001bb2cc"/>
    </style:style>
    <style:style style:name="T15" style:family="text">
      <style:text-properties fo:font-weight="normal" officeooo:rsid="000ff9d7" style:font-weight-asian="normal" style:font-weight-complex="normal"/>
    </style:style>
    <style:style style:name="T16" style:family="text">
      <style:text-properties fo:font-weight="normal" officeooo:rsid="001bb2cc" style:font-weight-asian="normal" style:font-weight-complex="normal"/>
    </style:style>
    <style:style style:name="T17" style:family="text">
      <style:text-properties officeooo:rsid="001e58e7"/>
    </style:style>
    <style:style style:name="T18" style:family="text">
      <style:text-properties officeooo:rsid="00200775"/>
    </style:style>
    <style:style style:name="T19" style:family="text">
      <style:text-properties officeooo:rsid="002164ed"/>
    </style:style>
    <style:style style:name="T20" style:family="text">
      <style:text-properties officeooo:rsid="00228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Подготовка к работе Jetson Xavier NX</text:p>
      <text:p text:style-name="P24"/>
      <text:p text:style-name="P24">Все действия выполняются на машине, с установленной системой Ubuntu 18 <text:span text:style-name="T13">(Проверено на Ubuntu 18.04)</text:span></text:p>
      <text:p text:style-name="P10"/>
      <text:p text:style-name="P17">1. Создаем папку <text:span text:style-name="T14">для скачивания</text:span></text:p>
      <text:p text:style-name="P17"/>
      <text:p text:style-name="P8">cd ~</text:p>
      <text:p text:style-name="P1">sudo mkdir sources_<text:span text:style-name="T1">xavier_nx</text:span></text:p>
      <text:p text:style-name="P1">cd sources_<text:span text:style-name="T1">xavier_nx</text:span> </text:p>
      <text:p text:style-name="P7"/>
      <text:p text:style-name="P16"><text:span text:style-name="T7">2. </text:span>Скачиваем архивы <text:s/><text:span text:style-name="T16">( </text:span><text:span text:style-name="T15">Выгружаем проверенную версию ядра Ubuntu L4T (Linux for Tegra) с оф. сайта. Используем 35.5.0 </text:span><text:span text:style-name="T16">)</text:span></text:p>
      <text:p text:style-name="P16"><text:span text:style-name="T16"/></text:p>
      <text:p text:style-name="P3"><text:span text:style-name="T3">sudo wget </text:span><text:a xlink:type="simple" xlink:href="https://developer.nvidia.com/downloads/embedded/l4t/r35_release_v5.0/release/jetson_linux_r35.5.0_aarch64.tbz2" text:style-name="Internet_20_link" text:visited-style-name="Visited_20_Internet_20_Link"><text:span text:style-name="T2">https://developer.nvidia.com/downloads/embedded/l4t/r35_release_v5.0/release/jetson_linux_r35.5.0_aarch64.tbz2</text:span></text:a></text:p>
      <text:p text:style-name="P23"><text:span text:style-name="T5">sudo wget </text:span><text:a xlink:type="simple" xlink:href="https://developer.nvidia.com/downloads/embedded/l4t/r35_release_v5.0/release/tegra_linux_sample-root-filesystem_r35.5.0_aarch64.tbz2" text:style-name="Internet_20_link" text:visited-style-name="Visited_20_Internet_20_Link"><text:span text:style-name="T4">https://developer.nvidia.com/downloads/embedded/l4t/r35_release_v5.0/release/tegra_linux_sample-root-filesystem_r35.5.0_aarch64.tbz2</text:span></text:a></text:p>
      <text:p text:style-name="P1"/>
      <text:p text:style-name="P19">3. Распаковываем архивы</text:p>
      <text:p text:style-name="P19"/>
      <text:p text:style-name="P2">sudo tar -xjf jetson_linux_r35.5.0_aarch64.tbz2</text:p>
      <text:p text:style-name="P2">cd Linux_for_Tegra/rootfs/ <text:s text:c="6"/></text:p>
      <text:p text:style-name="P2">sudo tar -xjf ../../tegra_linux_sample-root-filesystem_r35.5.0_aarch64.tbz2</text:p>
      <text:p text:style-name="P2">cd ../</text:p>
      <text:p text:style-name="P2"/>
      <text:p text:style-name="P18"><text:span text:style-name="T7">4. </text:span>Запускаем скрипт</text:p>
      <text:p text:style-name="P18"/>
      <text:p text:style-name="P11">sudo ./apply_binaries.sh </text:p>
      <text:p text:style-name="P11"><text:span text:style-name="T20">(может потребоваться установка пакета </text:span>sudo apt-get install qemu-user-static<text:span text:style-name="T20">)</text:span></text:p>
      <text:p text:style-name="P2"/>
      <text:p text:style-name="P2"><text:span text:style-name="T10">5. </text:span><text:span text:style-name="T9">Перев</text:span><text:span text:style-name="T10">одим</text:span><text:span text:style-name="T9"> плату в режим восстановления, </text:span><text:span text:style-name="T11">(</text:span><text:span text:style-name="T9">устан</text:span><text:span text:style-name="T11">овив</text:span><text:span text:style-name="T9"> перемычку FC_REC</text:span><text:span text:style-name="T11">)</text:span><text:span text:style-name="T9"> и подключ</text:span><text:span text:style-name="T11">аем к хосту </text:span><text:span text:style-name="T9">по Micro USB.</text:span></text:p>
      <text:p text:style-name="P2"/>
      <text:p text:style-name="P20">6. Прошиваем EMMC</text:p>
      <text:p text:style-name="P20"/>
      <text:p text:style-name="P5">cd ~/sources_<text:span text:style-name="T1">xavier_nx</text:span>/Linux_for_Tegra</text:p>
      <text:p text:style-name="P6">sudo ./flash.sh jetson-xavier-nx-devkit-emmc mmcblk0p1</text:p>
      <text:p text:style-name="P21">7. Снимаем перемычку <text:s/><text:span text:style-name="T6">FC_REC , </text:span><text:span text:style-name="T17">убеждаемся что Jetson загружается с EMMC</text:span></text:p>
      <text:p text:style-name="P21"/>
      <text:p text:style-name="P12"><text:span text:style-name="T18">Дальнейшие </text:span>действия выполняются на <text:span text:style-name="T18">Jetson Xavier NX</text:span></text:p>
      <text:p text:style-name="P21"/>
      <text:p text:style-name="P22">8. Переносим систему <text:span text:style-name="T18">c EMMC </text:span>на NVME</text:p>
      <text:p text:style-name="P22"/>
      <text:p text:style-name="P14">cd ~</text:p>
      <text:p text:style-name="P13">git clone <text:a xlink:type="simple" xlink:href="https://github.com/jetsonhacks/rootOnNVMe.git" text:style-name="Internet_20_link" text:visited-style-name="Visited_20_Internet_20_Link">https://github.com/jetsonhacks/rootOnNVMe.git</text:a></text:p>
      <text:p text:style-name="P13">cd rootOnNVMe/</text:p>
      <text:p text:style-name="P13">./<text:span text:style-name="T19">copy-rootfs-ssd.sh</text:span></text:p>
      <text:p text:style-name="P13">./setup-service.sh</text:p>
      <text:p text:style-name="P13">sudo reboot</text:p>
      <text:p text:style-name="P13"/>
      <text:p text:style-name="P15"><text:span text:style-name="T8">9. У</text:span><text:span text:style-name="T12">беждаемся что Jetson загружается с </text:span><text:span text:style-name="T8">NVME</text:span></text:p>
      <text:p text:style-name="P15"><text:span text:style-name="T8"/></text:p>
      <text:p text:style-name="P15"><text:span text:style-name="T8">10. Восстанавливаем на М2 ранее сохраненный образ с установленными программами (OpenCV и др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06-06T16:28:03.320260667</dc:date>
    <meta:editing-duration>PT1H49M4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66" meta:character-count="1532" meta:non-whitespace-character-count="1387"/>
  </office:meta>
</office:document-meta>
</file>